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4b6d7"/>
    </style:style>
    <style:style style:name="P2" style:family="paragraph" style:parent-style-name="Standard">
      <style:text-properties officeooo:rsid="0004b6d7" officeooo:paragraph-rsid="0004b6d7"/>
    </style:style>
    <style:style style:name="P3" style:family="paragraph" style:parent-style-name="Standard">
      <style:text-properties officeooo:rsid="0005aa65" officeooo:paragraph-rsid="0005aa65"/>
    </style:style>
    <style:style style:name="T1" style:family="text">
      <style:text-properties officeooo:rsid="0004b6d7"/>
    </style:style>
    <style:style style:name="T2" style:family="text">
      <style:text-properties officeooo:rsid="0005aa65"/>
    </style:style>
    <style:style style:name="T3" style:family="text">
      <style:text-properties officeooo:rsid="0008f1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ities in code: </text:span><text:span text:style-name="T2">how software repositories express urban life</text:span></text:p>
      <text:p text:style-name="P2"/>
      <text:p text:style-name="P3">Adrian Mackenzie</text:p>
      <text:p text:style-name="P2"/>
      <text:p text:style-name="P1"><text:span text:style-name="T1">Is code an expression of urban life? This paper analyses around 10 million software repositories on Github.com from the perspective of how they include cities. <text:s/>The methodology here relies on data-intensive work with bodies of code at a number of different levels. It maps the geographies of Github organisations and users to see how location anchors coding work. <text:s/>More experimentally, it tracks how urban spaces, movements and architectures figure in and configure code. The paper's focus is less on how code shapes cities and more on apprehending code and coding as a way of </text:span><text:span text:style-name="T2">experientially </text:span><text:span text:style-name="T1">inhabiting cities. This approach might better highlight how code </text:span><text:span text:style-name="T2">expresses</text:span><text:span text:style-name="T1"> urban experiences of proximity, </text:span><text:span text:style-name="T3">mixing, movement, </text:span><text:span text:style-name="T1">nearness, distance, </text:span><text:span text:style-name="T3">and </text:span><text:span text:style-name="T1">location. </text:span><text:span text:style-name="T3">It might also shed light on the plural forms of spatiality arising from code, particularly as algorithmic processes become more entangled with each other.</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rian </meta:initial-creator>
    <meta:creation-date>2014-03-07T10:38:59</meta:creation-date>
    <dc:date>2014-03-07T16:19:44</dc:date>
    <dc:creator>adrian </dc:creator>
    <meta:editing-duration>PT32M44S</meta:editing-duration>
    <meta:editing-cycles>4</meta:editing-cycles>
    <meta:generator>LibreOffice/4.0.2.2$Linux_X86_64 LibreOffice_project/400m0$Build-2</meta:generator>
    <meta:document-statistic meta:table-count="0" meta:image-count="0" meta:object-count="0" meta:page-count="1" meta:paragraph-count="3" meta:word-count="150" meta:character-count="982" meta:non-whitespace-character-count="832"/>
  </office:meta>
</office:document-meta>
</file>